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line-height="115%" style:page-number="auto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cter4</text:p>
      <text:p text:style-name="P1">Odcinek dość klasyczny, można wręcz powiedzieć, że „bez historii”. Nie oznacza to jednak, że był to zły epizod. Rarity jedzie szukać miejsca dla nowego butiku w Manehattanie, a towarzyszy jej Pinkie, która ma tradycyjne, coroczne spotkanie z Maud. Tym razem oglądając starszą siostrę, naprawdę odniosłem wrażenie, że są spokrewnione. W końcu twórcy pokazali, że są to podobne charaktery, ale opakowane w różne osobowości, czego sam we wcześniejszych odcinkach nie mogłem dostrzec. Fabuła w odcinku jest całkiem zwyczajna, mimo że główna z ról przypada różowej klaczy. Zaś końcowa puenta, choć oklepana i znana, warta jest przypomnienia. </text:p>
      <text:p text:style-name="P1"/>
      <text:p text:style-name="P1">Dolar84</text:p>
      <text:p text:style-name="P1">Fenomenalny odcinek. Nie dość że oparty na klasycznym motywie z opowiadania „The Gift of the Magi”, to jeszcze dziejący się w Manehattanie i zawierający w sobie Maud Pie. Naprawdę nie wiem, co więcej mogliby twórcy do niego wrzucić. Przyznaję, iż sama obecność cichej siostry Pie zwykle sprawia, że chcę dać odcinkowi 10/10, ale on sam też się dobrze broni. Dodajmy do tego sporo widoków Manehattanu, które zostały zrobione naprawdę przyzwoicie. Uzupełnijmy to komentarzami Maud oraz jej popisami i dostajemy coś pięknego – choćby popis jazdy figurowej, zdolność do teleportacji (najwyraźniej to cecha rodzinna) i wspaniały sposób negocjacji handlowych. Końcowa puenta jest przewidywalna, ale tego można się było spodziewać po ujrzeniu tytułu i w moim odczuciu absolutnie nie osłabia to wymowy całego odcink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title/>
    <meta:initial-creator/>
    <meta:editing-cycles>2</meta:editing-cycles>
    <dc:date>2016-05-22T20:27:09.663000000</dc:date>
    <meta:editing-duration>PT3H36M46S</meta:editing-duration>
    <meta:document-statistic meta:table-count="0" meta:image-count="0" meta:object-count="0" meta:page-count="1" meta:paragraph-count="4" meta:word-count="218" meta:character-count="1460" meta:non-whitespace-character-count="1244"/>
  </office:meta>
</office:document-meta>
</file>